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999cm" table:align="left" style:writing-mode="lr-tb"/>
    </style:style>
    <style:style style:name="Tabla1.A" style:family="table-column">
      <style:table-column-properties style:column-width="4.803cm"/>
    </style:style>
    <style:style style:name="Tabla1.B" style:family="table-column">
      <style:table-column-properties style:column-width="12.1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999cm" table:align="left" style:writing-mode="lr-tb"/>
    </style:style>
    <style:style style:name="Tabla2.A" style:family="table-column">
      <style:table-column-properties style:column-width="4.803cm"/>
    </style:style>
    <style:style style:name="Tabla2.B" style:family="table-column">
      <style:table-column-properties style:column-width="12.19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6.999cm" table:align="left" style:writing-mode="lr-tb"/>
    </style:style>
    <style:style style:name="Tabla3.A" style:family="table-column">
      <style:table-column-properties style:column-width="4.803cm"/>
    </style:style>
    <style:style style:name="Tabla3.B" style:family="table-column">
      <style:table-column-properties style:column-width="12.19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B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6.999cm" table:align="left" style:writing-mode="lr-tb"/>
    </style:style>
    <style:style style:name="Tabla4.A" style:family="table-column">
      <style:table-column-properties style:column-width="4.803cm"/>
    </style:style>
    <style:style style:name="Tabla4.B" style:family="table-column">
      <style:table-column-properties style:column-width="12.19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6.999cm" table:align="left" style:writing-mode="lr-tb"/>
    </style:style>
    <style:style style:name="Tabla5.A" style:family="table-column">
      <style:table-column-properties style:column-width="4.803cm"/>
    </style:style>
    <style:style style:name="Tabla5.B" style:family="table-column">
      <style:table-column-properties style:column-width="12.19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6.999cm" table:align="left" style:writing-mode="lr-tb"/>
    </style:style>
    <style:style style:name="Tabla6.A" style:family="table-column">
      <style:table-column-properties style:column-width="4.803cm"/>
    </style:style>
    <style:style style:name="Tabla6.B" style:family="table-column">
      <style:table-column-properties style:column-width="12.19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6.B1" style:family="table-cell">
      <style:table-cell-properties style:vertical-align="top" fo:padding="0.097cm" fo:border="0.1pt solid #000000" style:writing-mode="lr-tb"/>
    </style:style>
    <style:style style:name="Tab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6.999cm" table:align="left" style:writing-mode="lr-tb"/>
    </style:style>
    <style:style style:name="Tabla7.A" style:family="table-column">
      <style:table-column-properties style:column-width="4.803cm"/>
    </style:style>
    <style:style style:name="Tabla7.B" style:family="table-column">
      <style:table-column-properties style:column-width="12.19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B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Ubuntu" style:font-name-complex="Ubuntu"/>
    </style:style>
    <style:style style:name="P2" style:family="paragraph" style:parent-style-name="Table_20_Contents">
      <style:text-properties style:font-name="Ubuntu" style:font-name-complex="Ubuntu"/>
    </style:style>
    <style:style style:name="P3" style:family="paragraph" style:parent-style-name="Table_20_Contents">
      <style:text-properties style:font-name="Ubuntu" officeooo:paragraph-rsid="00127145" style:font-name-complex="Ubuntu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6pt" fo:font-weight="bold" style:font-size-asian="16pt" style:font-weight-asian="bold" style:font-name-complex="Ubuntu" style:font-size-complex="16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text-properties style:font-name="Ubuntu" style:font-name-complex="Ubuntu"/>
    </style:style>
    <style:style style:name="P7" style:family="paragraph" style:parent-style-name="Table_20_Contents">
      <style:text-properties style:font-name="Ubuntu" officeooo:rsid="00127145" officeooo:paragraph-rsid="00127145" style:font-name-complex="Ubuntu"/>
    </style:style>
    <style:style style:name="P8" style:family="paragraph" style:parent-style-name="Table_20_Contents">
      <style:text-properties style:font-name="Ubuntu" officeooo:rsid="00127145" officeooo:paragraph-rsid="00148314" style:font-name-complex="Ubuntu"/>
    </style:style>
    <style:style style:name="P9" style:family="paragraph" style:parent-style-name="Table_20_Contents">
      <style:text-properties style:font-name="Ubuntu" officeooo:rsid="00127145" officeooo:paragraph-rsid="00161d15" style:font-name-complex="Ubuntu"/>
    </style:style>
    <style:style style:name="P10" style:family="paragraph" style:parent-style-name="Table_20_Contents">
      <style:text-properties style:font-name="Ubuntu" officeooo:paragraph-rsid="00127145" style:font-name-complex="Ubuntu"/>
    </style:style>
    <style:style style:name="P11" style:family="paragraph" style:parent-style-name="Table_20_Contents">
      <style:text-properties style:font-name="Ubuntu" officeooo:paragraph-rsid="00148314" style:font-name-complex="Ubuntu"/>
    </style:style>
    <style:style style:name="P12" style:family="paragraph" style:parent-style-name="Table_20_Contents">
      <style:text-properties style:font-name="Ubuntu" officeooo:paragraph-rsid="0014c063" style:font-name-complex="Ubuntu"/>
    </style:style>
    <style:style style:name="P13" style:family="paragraph" style:parent-style-name="Table_20_Contents">
      <style:text-properties style:font-name="Ubuntu" officeooo:paragraph-rsid="0015d8e2" style:font-name-complex="Ubuntu"/>
    </style:style>
    <style:style style:name="P14" style:family="paragraph" style:parent-style-name="Table_20_Contents">
      <style:text-properties style:font-name="Ubuntu" officeooo:paragraph-rsid="00161d15" style:font-name-complex="Ubuntu"/>
    </style:style>
    <style:style style:name="P15" style:family="paragraph" style:parent-style-name="Table_20_Contents">
      <style:text-properties style:font-name="Ubuntu" officeooo:rsid="0017507e" officeooo:paragraph-rsid="0017507e" style:font-name-complex="Ubuntu"/>
    </style:style>
    <style:style style:name="P16" style:family="paragraph" style:parent-style-name="Table_20_Contents">
      <style:text-properties style:font-name="Ubuntu" officeooo:rsid="0017507e" officeooo:paragraph-rsid="0018a338" style:font-name-complex="Ubuntu"/>
    </style:style>
    <style:style style:name="P17" style:family="paragraph" style:parent-style-name="Table_20_Contents">
      <style:text-properties style:font-name="Ubuntu" officeooo:rsid="001a1241" officeooo:paragraph-rsid="001a1241" style:font-name-complex="Ubuntu"/>
    </style:style>
    <style:style style:name="P18" style:family="paragraph" style:parent-style-name="Table_20_Contents">
      <style:text-properties style:font-name="Ubuntu" officeooo:paragraph-rsid="001a1241" style:font-name-complex="Ubuntu"/>
    </style:style>
    <style:style style:name="P19" style:family="paragraph" style:parent-style-name="Table_20_Contents">
      <style:text-properties style:font-name="Ubuntu" officeooo:paragraph-rsid="001b0caa" style:font-name-complex="Ubuntu"/>
    </style:style>
    <style:style style:name="P20" style:family="paragraph" style:parent-style-name="Table_20_Contents">
      <style:text-properties style:font-name="Ubuntu" officeooo:paragraph-rsid="001c7312" style:font-name-complex="Ubuntu"/>
    </style:style>
    <style:style style:name="T1" style:family="text">
      <style:text-properties officeooo:rsid="00127145"/>
    </style:style>
    <style:style style:name="T2" style:family="text">
      <style:text-properties officeooo:rsid="0012f1ed"/>
    </style:style>
    <style:style style:name="T3" style:family="text">
      <style:text-properties officeooo:rsid="0014c063"/>
    </style:style>
    <style:style style:name="T4" style:family="text">
      <style:text-properties officeooo:rsid="0015d8e2"/>
    </style:style>
    <style:style style:name="T5" style:family="text">
      <style:text-properties officeooo:rsid="00161d15"/>
    </style:style>
    <style:style style:name="T6" style:family="text">
      <style:text-properties officeooo:rsid="0017507e"/>
    </style:style>
    <style:style style:name="T7" style:family="text">
      <style:text-properties officeooo:rsid="001a1241"/>
    </style:style>
    <style:style style:name="T8" style:family="text">
      <style:text-properties officeooo:rsid="001b0caa"/>
    </style:style>
    <style:style style:name="T9" style:family="text">
      <style:text-properties officeooo:rsid="001c73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S DE PRUEBA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ID</text:p>
          </table:table-cell>
          <table:table-cell table:style-name="Tabla1.B1" office:value-type="string">
            <text:p text:style-name="P2">01</text:p>
          </table:table-cell>
        </table:table-row>
        <table:table-row table:style-name="Tabla1.1">
          <table:table-cell table:style-name="Tabla1.A2" office:value-type="string">
            <text:p text:style-name="P2">NOMBRE</text:p>
          </table:table-cell>
          <table:table-cell table:style-name="Tabla1.B2" office:value-type="string">
            <text:p text:style-name="P2">Registro Duplicado</text:p>
          </table:table-cell>
        </table:table-row>
        <table:table-row table:style-name="Tabla1.1">
          <table:table-cell table:style-name="Tabla1.A2" office:value-type="string">
            <text:p text:style-name="P2">DESCRIPCIÓN</text:p>
          </table:table-cell>
          <table:table-cell table:style-name="Tabla1.B2" office:value-type="string">
            <text:p text:style-name="P1">Tren inicia y se registra, <text:span text:style-name="T2">vuelve a elegir la opción registrarse</text:span></text:p>
          </table:table-cell>
        </table:table-row>
        <table:table-row table:style-name="Tabla1.1">
          <table:table-cell table:style-name="Tabla1.A2" office:value-type="string">
            <text:p text:style-name="P2">PASOS</text:p>
          </table:table-cell>
          <table:table-cell table:style-name="Tabla1.B2" office:value-type="string">
            <text:p text:style-name="P15">Dentro del menú de opciones de Tren:</text:p>
            <text:p text:style-name="P3">- Inicia el proceso de Tren<text:span text:style-name="T2">1</text:span> <text:span text:style-name="T1">Ej: ./tren tren1.conf retiro</text:span></text:p>
            <text:p text:style-name="P3">- <text:span text:style-name="T1">Escribe help en la línea de comandos para acceder al menú de opciones,</text:span></text:p>
            <text:p text:style-name="P7">- Selecciona opción <text:span text:style-name="T6">r</text:span>egistrarse,</text:p>
            <text:p text:style-name="P7">- <text:span text:style-name="T2">El Tren se ha registrado correctamente,</text:span></text:p>
            <text:p text:style-name="P3"><text:span text:style-name="T1">- Selecciona opción estado,</text:span></text:p>
            <text:p text:style-name="P3">- <text:span text:style-name="T2">Imprime en pantalla el listado del estado del tren,</text:span></text:p>
            <text:p text:style-name="P3">- <text:span text:style-name="T2">Luego selecciona la opción registrarse, </text:span></text:p>
          </table:table-cell>
        </table:table-row>
        <table:table-row table:style-name="Tabla1.1">
          <table:table-cell table:style-name="Tabla1.A2" office:value-type="string">
            <text:p text:style-name="P2">RESULTADO OBTENIDO</text:p>
          </table:table-cell>
          <table:table-cell table:style-name="Tabla1.B2" office:value-type="string">
            <text:p text:style-name="P3">Mensaje <text:span text:style-name="T1">del Programa como devolución:</text:span></text:p>
            <text:p text:style-name="P3"><text:s/>“Ya te has registrado”.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ID</text:p>
          </table:table-cell>
          <table:table-cell table:style-name="Tabla2.B1" office:value-type="string">
            <text:p text:style-name="P2">02</text:p>
          </table:table-cell>
        </table:table-row>
        <table:table-row table:style-name="Tabla2.1">
          <table:table-cell table:style-name="Tabla2.A2" office:value-type="string">
            <text:p text:style-name="P2">NOMBRE</text:p>
          </table:table-cell>
          <table:table-cell table:style-name="Tabla2.B2" office:value-type="string">
            <text:p text:style-name="P2">Registrarse</text:p>
          </table:table-cell>
        </table:table-row>
        <table:table-row table:style-name="Tabla2.1">
          <table:table-cell table:style-name="Tabla2.A2" office:value-type="string">
            <text:p text:style-name="P2">DESCRIPCIÓN</text:p>
          </table:table-cell>
          <table:table-cell table:style-name="Tabla2.B2" office:value-type="string">
            <text:p text:style-name="P1">Tren inicia y se registra en la estación</text:p>
          </table:table-cell>
        </table:table-row>
        <table:table-row table:style-name="Tabla2.1">
          <table:table-cell table:style-name="Tabla2.A2" office:value-type="string">
            <text:p text:style-name="P2">PASOS</text:p>
          </table:table-cell>
          <table:table-cell table:style-name="Tabla2.B2" office:value-type="string">
            <text:p text:style-name="P15">Dentro del menú de opciones de Tren:</text:p>
            <text:p text:style-name="P11">- Inicia el proceso de Tren<text:span text:style-name="T2">1</text:span> <text:span text:style-name="T1">Ej: ./tren tren2.conf retiro</text:span></text:p>
            <text:p text:style-name="P11">- <text:span text:style-name="T1">Escribe help en la línea de comandos para acceder al menú de opciones,</text:span></text:p>
            <text:p text:style-name="P8">- Selecciona opción registrarse,</text:p>
          </table:table-cell>
        </table:table-row>
        <table:table-row table:style-name="Tabla2.1">
          <table:table-cell table:style-name="Tabla2.A2" office:value-type="string">
            <text:p text:style-name="P2">RESULTADO OBTENIDO</text:p>
          </table:table-cell>
          <table:table-cell table:style-name="Tabla2.B2" office:value-type="string">
            <text:p text:style-name="P13"><text:span text:style-name="T4">Respuesta del programa desde el Proceso Tren:</text:span></text:p>
            <text:p text:style-name="P13">“Te has registrado correctamente”.</text:p>
            <text:p text:style-name="P13">y desde <text:span text:style-name="T4">el Programa </text:span>Estación:</text:p>
            <text:p text:style-name="P13">“Un Tren se ha registrado”.</text:p>
          </table:table-cell>
        </table:table-row>
      </table:table>
      <text:p text:style-name="Standard"/>
      <text:p text:style-name="P5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ID</text:p>
          </table:table-cell>
          <table:table-cell table:style-name="Tabla3.B1" office:value-type="string">
            <text:p text:style-name="P2">03</text:p>
          </table:table-cell>
        </table:table-row>
        <table:table-row table:style-name="Tabla3.1">
          <table:table-cell table:style-name="Tabla3.A2" office:value-type="string">
            <text:p text:style-name="P2">NOMBRE</text:p>
          </table:table-cell>
          <table:table-cell table:style-name="Tabla3.B2" office:value-type="string">
            <text:p text:style-name="P2">Estado Actual del Tren</text:p>
          </table:table-cell>
        </table:table-row>
        <table:table-row table:style-name="Tabla3.1">
          <table:table-cell table:style-name="Tabla3.A2" office:value-type="string">
            <text:p text:style-name="P2">DESCRIPCIÓN</text:p>
          </table:table-cell>
          <table:table-cell table:style-name="Tabla3.B2" office:value-type="string">
            <text:p text:style-name="P1">Informa el estado del tren completo con todas sus características.</text:p>
          </table:table-cell>
        </table:table-row>
        <table:table-row table:style-name="Tabla3.1">
          <table:table-cell table:style-name="Tabla3.A2" office:value-type="string">
            <text:p text:style-name="P2">PASOS</text:p>
          </table:table-cell>
          <table:table-cell table:style-name="Tabla3.B2" office:value-type="string">
            <text:p text:style-name="P16">Dentro del menú de opciones de Tren:</text:p>
            <text:p text:style-name="P11">- Inicia el proceso de Tren<text:span text:style-name="T2">1</text:span> <text:span text:style-name="T1">Ej: ./tren tren2.conf retiro</text:span></text:p>
            <text:p text:style-name="P11">- <text:span text:style-name="T1">Escribe help en la línea de comandos para acceder al menú de opciones,</text:span></text:p>
            <text:p text:style-name="P8">- Selecciona opción registrarse,</text:p>
            <text:p text:style-name="P8">- <text:span text:style-name="T3">Te has registrado correctamente,</text:span></text:p>
            <text:p text:style-name="P8">- <text:span text:style-name="T3">Selecciona opción estado,</text:span></text:p>
          </table:table-cell>
        </table:table-row>
        <table:table-row table:style-name="Tabla3.1">
          <table:table-cell table:style-name="Tabla3.A2" office:value-type="string">
            <text:p text:style-name="P2">RESULTADO OBTENIDO</text:p>
          </table:table-cell>
          <table:table-cell table:style-name="Tabla3.B2" office:value-type="string">
            <text:p text:style-name="P12">Imprime por pantalla <text:span text:style-name="T3">el resultado:</text:span></text:p>
            <text:p text:style-name="P12">- <text:span text:style-name="T3">ID del tren</text:span></text:p>
            <text:p text:style-name="P12">- <text:span text:style-name="T3">C</text:span>antidad de Combustible del tren <text:span text:style-name="T3">actual</text:span></text:p>
            <text:p text:style-name="P12">- Modelo <text:span text:style-name="T3">del Tren</text:span></text:p>
            <text:p text:style-name="P12">- Estación Actual</text:p>
            <text:p text:style-name="P12">- <text:span text:style-name="T3">E</text:span>stación Destino </text:p>
            <text:p text:style-name="P12">- Tiempo de viaje restante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ID</text:p>
          </table:table-cell>
          <table:table-cell table:style-name="Tabla4.B1" office:value-type="string">
            <text:p text:style-name="P2">04</text:p>
          </table:table-cell>
        </table:table-row>
        <table:table-row table:style-name="Tabla4.1">
          <table:table-cell table:style-name="Tabla4.A2" office:value-type="string">
            <text:p text:style-name="P2">NOMBRE</text:p>
          </table:table-cell>
          <table:table-cell table:style-name="Tabla4.B2" office:value-type="string">
            <text:p text:style-name="P2">Partir sin registrarse</text:p>
          </table:table-cell>
        </table:table-row>
        <table:table-row table:style-name="Tabla4.1">
          <table:table-cell table:style-name="Tabla4.A2" office:value-type="string">
            <text:p text:style-name="P2">DESCRIPCIÓN</text:p>
          </table:table-cell>
          <table:table-cell table:style-name="Tabla4.B2" office:value-type="string">
            <text:p text:style-name="P1">Se quiere ejecutar el comando partir tren sin haberse registrado en alguna estación</text:p>
          </table:table-cell>
        </table:table-row>
        <table:table-row table:style-name="Tabla4.1">
          <table:table-cell table:style-name="Tabla4.A2" office:value-type="string">
            <text:p text:style-name="P2">PASOS</text:p>
          </table:table-cell>
          <table:table-cell table:style-name="Tabla4.B2" office:value-type="string">
            <text:p text:style-name="P16">Dentro del menú de opciones de Tren:</text:p>
            <text:p text:style-name="P14">- Inicia el proceso de Tren<text:span text:style-name="T2">1</text:span> <text:span text:style-name="T1">Ej: ./tren tren3.conf munro</text:span></text:p>
            <text:p text:style-name="P14">- <text:span text:style-name="T1">Escribe help en la línea de comandos para acceder al menú de opciones,</text:span></text:p>
            <text:p text:style-name="P9">- Selecciona opción <text:span text:style-name="T5">partir</text:span>,</text:p>
          </table:table-cell>
        </table:table-row>
        <table:table-row table:style-name="Tabla4.1">
          <table:table-cell table:style-name="Tabla4.A2" office:value-type="string">
            <text:p text:style-name="P2">RESULTADO OBTENIDO</text:p>
          </table:table-cell>
          <table:table-cell table:style-name="Tabla4.B2" office:value-type="string">
            <text:p text:style-name="P14"><text:span text:style-name="T5">Respuesta del Programa desde el Proceso Tren:</text:span></text:p>
            <text:p text:style-name="P14">“Es necesario estar registrado en la estación”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ID</text:p>
          </table:table-cell>
          <table:table-cell table:style-name="Tabla5.B1" office:value-type="string">
            <text:p text:style-name="P2">05</text:p>
          </table:table-cell>
        </table:table-row>
        <table:table-row table:style-name="Tabla5.1">
          <table:table-cell table:style-name="Tabla5.A2" office:value-type="string">
            <text:p text:style-name="P2">NOMBRE</text:p>
          </table:table-cell>
          <table:table-cell table:style-name="Tabla5.B2" office:value-type="string">
            <text:p text:style-name="P2">Partir sin estación</text:p>
          </table:table-cell>
        </table:table-row>
        <table:table-row table:style-name="Tabla5.1">
          <table:table-cell table:style-name="Tabla5.A2" office:value-type="string">
            <text:p text:style-name="P2">DESCRIPCIÓN</text:p>
          </table:table-cell>
          <table:table-cell table:style-name="Tabla5.B2" office:value-type="string">
            <text:p text:style-name="P1"><text:span text:style-name="T7">Desde la Estación se ejecuta la opción partir t</text:span>ren, sin haber buscado y seleccionado a una estación disponible.</text:p>
          </table:table-cell>
        </table:table-row>
        <table:table-row table:style-name="Tabla5.1">
          <table:table-cell table:style-name="Tabla5.A2" office:value-type="string">
            <text:p text:style-name="P2">PASOS</text:p>
          </table:table-cell>
          <table:table-cell table:style-name="Tabla5.B2" office:value-type="string">
            <text:p text:style-name="P18"><text:span text:style-name="T7">Dentro del menú de opciones Estación:</text:span></text:p>
            <text:p text:style-name="P18">- <text:span text:style-name="T7">Selecciona opción estado tren, para conocer los trenes que están en la estación,</text:span></text:p>
            <text:p text:style-name="P17">- Selecciona opción partir tren,</text:p>
            <text:p text:style-name="P17"/>
          </table:table-cell>
        </table:table-row>
        <table:table-row table:style-name="Tabla5.1">
          <table:table-cell table:style-name="Tabla5.A2" office:value-type="string">
            <text:p text:style-name="P2">RESULTADO OBTENIDO</text:p>
          </table:table-cell>
          <table:table-cell table:style-name="Tabla5.B2" office:value-type="string">
            <text:p text:style-name="P18"><text:span text:style-name="T5">Respuesta del Programa desde el Proceso Estación:</text:span></text:p>
            <text:p text:style-name="P18">“No hay <text:span text:style-name="T7">trenes que la estación controle”</text:span></text:p>
          </table:table-cell>
        </table:table-row>
      </table:table>
      <text:p text:style-name="Standard"><text:soft-page-break/></text:p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">ID</text:p>
          </table:table-cell>
          <table:table-cell table:style-name="Tabla6.B1" office:value-type="string">
            <text:p text:style-name="P2">06</text:p>
          </table:table-cell>
        </table:table-row>
        <table:table-row table:style-name="Tabla6.1">
          <table:table-cell table:style-name="Tabla6.A2" office:value-type="string">
            <text:p text:style-name="P2">NOMBRE</text:p>
          </table:table-cell>
          <table:table-cell table:style-name="Tabla6.B2" office:value-type="string">
            <text:p text:style-name="P2">Registrar la misma estación</text:p>
          </table:table-cell>
        </table:table-row>
        <table:table-row table:style-name="Tabla6.1">
          <table:table-cell table:style-name="Tabla6.A2" office:value-type="string">
            <text:p text:style-name="P2">DESCRIPCIÓN</text:p>
          </table:table-cell>
          <table:table-cell table:style-name="Tabla6.B2" office:value-type="string">
            <text:p text:style-name="P1">Desde la terminal elegir conectar el mismo número de estación.</text:p>
          </table:table-cell>
        </table:table-row>
        <table:table-row table:style-name="Tabla6.1">
          <table:table-cell table:style-name="Tabla6.A2" office:value-type="string">
            <text:p text:style-name="P2">PASOS</text:p>
          </table:table-cell>
          <table:table-cell table:style-name="Tabla6.B2" office:value-type="string">
            <text:p text:style-name="P2">- <text:span text:style-name="T8">Abro una nueva Terminal,</text:span></text:p>
            <text:p text:style-name="P2">- <text:span text:style-name="T8">Desde el directorio correspondiente, ejecuto ./estacion estacion1.conf</text:span></text:p>
            <text:p text:style-name="P2">- <text:span text:style-name="T8">Abre la ventana y comienzo de dicho proceso es correcto.</text:span></text:p>
            <text:p text:style-name="P2">- <text:span text:style-name="T8">Abro una nueva Terminal,</text:span></text:p>
            <text:p text:style-name="P19">- <text:span text:style-name="T8">Desde el directorio correspondiente, ejecuto ./estacion estacion1.conf</text:span></text:p>
          </table:table-cell>
        </table:table-row>
        <table:table-row table:style-name="Tabla6.1">
          <table:table-cell table:style-name="Tabla6.A2" office:value-type="string">
            <text:p text:style-name="P2">RESULTADO OBTENIDO</text:p>
          </table:table-cell>
          <table:table-cell table:style-name="Tabla6.B2" office:value-type="string">
            <text:p text:style-name="P19"><text:span text:style-name="T8">Desde la Terminal misma, imprime el siguiente mensaje:</text:span></text:p>
            <text:p text:style-name="P19">“Error de conexión: Address already in use”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">ID</text:p>
          </table:table-cell>
          <table:table-cell table:style-name="Tabla7.B1" office:value-type="string">
            <text:p text:style-name="P2">07</text:p>
          </table:table-cell>
        </table:table-row>
        <table:table-row table:style-name="Tabla7.1">
          <table:table-cell table:style-name="Tabla7.A2" office:value-type="string">
            <text:p text:style-name="P2">NOMBRE</text:p>
          </table:table-cell>
          <table:table-cell table:style-name="Tabla7.B2" office:value-type="string">
            <text:p text:style-name="P2">Estaci<text:span text:style-name="T9">ó</text:span>n no conectada</text:p>
          </table:table-cell>
        </table:table-row>
        <table:table-row table:style-name="Tabla7.1">
          <table:table-cell table:style-name="Tabla7.A2" office:value-type="string">
            <text:p text:style-name="P2">DESCRIPCIÓN</text:p>
          </table:table-cell>
          <table:table-cell table:style-name="Tabla7.B2" office:value-type="string">
            <text:p text:style-name="P1">Se elige una estación que no esta conectada o disponible.</text:p>
          </table:table-cell>
        </table:table-row>
        <table:table-row table:style-name="Tabla7.1">
          <table:table-cell table:style-name="Tabla7.A2" office:value-type="string">
            <text:p text:style-name="P2">PASOS</text:p>
          </table:table-cell>
          <table:table-cell table:style-name="Tabla7.B2" office:value-type="string">
            <text:p text:style-name="P2">Desde el panel control del Tren, elegir comando partir, se muestran las estaciones disponibles, y se elige una estación no mencionada.</text:p>
            <text:p text:style-name="P2">- <text:span text:style-name="T9">En la Estación donde esta registrado el tren, seleccionar buscar est (el mismo lista las estaciones conectadas disponibles),</text:span></text:p>
            <text:p text:style-name="P2">- <text:span text:style-name="T9">Desde el panel de tren, seleccionar partir (lista las estaciones conectadas disponibles),</text:span></text:p>
            <text:p text:style-name="P2">- <text:span text:style-name="T9">Selecciono un nombre de estación que no esta en la lista.</text:span></text:p>
          </table:table-cell>
        </table:table-row>
        <table:table-row table:style-name="Tabla7.1">
          <table:table-cell table:style-name="Tabla7.A2" office:value-type="string">
            <text:p text:style-name="P2">RESULTADO OBTENIDO</text:p>
          </table:table-cell>
          <table:table-cell table:style-name="Tabla7.B2" office:value-type="string">
            <text:p text:style-name="P20"><text:span text:style-name="T5">Respuesta del Programa desde el Proceso Estación:</text:span></text:p>
            <text:p text:style-name="P20">“La estación elegida no es válida, intente nuevamente”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2:58:56.975977300</meta:creation-date>
    <dc:date>2019-10-30T13:19:14.232107962</dc:date>
    <meta:editing-cycles>21</meta:editing-cycles>
    <meta:editing-duration>PT1H21M2S</meta:editing-duration>
    <meta:generator>LibreOffice/6.0.7.3$Linux_X86_64 LibreOffice_project/00m0$Build-3</meta:generator>
    <meta:document-statistic meta:table-count="7" meta:image-count="0" meta:object-count="0" meta:page-count="3" meta:paragraph-count="112" meta:word-count="574" meta:character-count="3510" meta:non-whitespace-character-count="3045"/>
  </office:meta>
</office:document-meta>
</file>